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0285b" officeooo:paragraph-rsid="0000285b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5pt" officeooo:rsid="0000285b" officeooo:paragraph-rsid="0000285b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0285b" officeooo:paragraph-rsid="0000ca7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0ca76" officeooo:paragraph-rsid="0002c24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0ca76" officeooo:paragraph-rsid="0003ced2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56394" officeooo:paragraph-rsid="00056394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579ee" officeooo:paragraph-rsid="000579ee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5ccda" officeooo:paragraph-rsid="0005ccda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05ccda" officeooo:paragraph-rsid="0008748e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officeooo:paragraph-rsid="0005ccda"/>
    </style:style>
    <style:style style:name="P11" style:family="paragraph" style:parent-style-name="Standard">
      <style:paragraph-properties fo:text-align="start" style:justify-single-word="false"/>
      <style:text-properties fo:font-size="15pt" officeooo:rsid="0000ca76" officeooo:paragraph-rsid="0000ca76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02c242" officeooo:paragraph-rsid="0003ced2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05ccda" officeooo:paragraph-rsid="0005ccda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05ccda" officeooo:paragraph-rsid="0008748e" style:font-size-asian="13.1000003814697pt" style:font-size-complex="15pt"/>
    </style:style>
    <style:style style:name="P15" style:family="paragraph" style:parent-style-name="Header">
      <style:text-properties officeooo:rsid="000be405" officeooo:paragraph-rsid="000be405"/>
    </style:style>
    <style:style style:name="T1" style:family="text">
      <style:text-properties officeooo:rsid="0000ca76"/>
    </style:style>
    <style:style style:name="T2" style:family="text">
      <style:text-properties officeooo:rsid="0002c242"/>
    </style:style>
    <style:style style:name="T3" style:family="text">
      <style:text-properties officeooo:rsid="000579ee"/>
    </style:style>
    <style:style style:name="T4" style:family="text">
      <style:text-properties officeooo:rsid="0005ccda"/>
    </style:style>
    <style:style style:name="T5" style:family="text">
      <style:text-properties fo:font-size="15pt" officeooo:rsid="000579ee" style:font-size-asian="13.1000003814697pt" style:font-size-complex="15pt"/>
    </style:style>
    <style:style style:name="T6" style:family="text">
      <style:text-properties fo:font-size="15pt" officeooo:rsid="0005ccda" style:font-size-asian="13.1000003814697pt" style:font-size-complex="15pt"/>
    </style:style>
    <style:style style:name="T7" style:family="text">
      <style:text-properties officeooo:rsid="0006b2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ori 6: DomainNameSystem</text:p>
      <text:p text:style-name="P2"/>
      <text:p text:style-name="P2">Observació del comportament del protocol DNS:</text:p>
      <text:p text:style-name="P2"/>
      <text:p text:style-name="P3">5a) <text:span text:style-name="T1">L’àlies correspon a la màquina que utilitzem en aquest cas com a servidor, pertant per al meu cas el PC2.</text:span></text:p>
      <text:p text:style-name="P3"/>
      <text:p text:style-name="P11">5b) La adreça és 192.168.60.1</text:p>
      <text:p text:style-name="P3"/>
      <text:p text:style-name="P4">5c) <text:span text:style-name="T2">He configurat el type com a MX i despres he tornat intoduit grup1.xc.test I els resultats que he obtingut són: mail1.grup1.xc.test, mail2.grup1.xc.test .</text:span></text:p>
      <text:p text:style-name="P4"/>
      <text:p text:style-name="P12">6a) Es generen 2 missatges DNS i 2 d’ARP.</text:p>
      <text:p text:style-name="P5"/>
      <text:p text:style-name="P6">6b) <text:span text:style-name="T3">Es tracta d’una solució recursiva.</text:span></text:p>
      <text:p text:style-name="P6"/>
      <text:p text:style-name="P7">6c) Solament observem que hi han les adreçes: 192.168.0.1 i 192.168.0.2 . No estem accedint a ningun root-server.</text:p>
      <text:p text:style-name="P7"/>
      <text:p text:style-name="P7"><text:span text:style-name="T4">7a</text:span>) També s’han generat 4 missatges, 2 DNS i 2 d’ARP.</text:p>
      <text:p text:style-name="P7"/>
      <text:p text:style-name="P7"><text:span text:style-name="T4">7</text:span>b) En aquest cas es tracta d’una resolució iterativa.</text:p>
      <text:p text:style-name="P7"/>
      <text:p text:style-name="P10"><text:span text:style-name="T6">7c) </text:span><text:span text:style-name="T5">E</text:span><text:span text:style-name="T6">n aquest cas veiem en el wireshark les adreçes</text:span><text:span text:style-name="T5">192.168.0.1 i 192.168.0.2 </text:span><text:span text:style-name="T6">i en el host observem l’adreça 23.214.202.161 que es la corresponent a la pagina indicada</text:span><text:span text:style-name="T5">. </text:span><text:span text:style-name="T6">En principi si </text:span><text:span text:style-name="T5">estem accedint a </text:span><text:span text:style-name="T6">un </text:span><text:span text:style-name="T5">root-server, </text:span><text:span text:style-name="T6">el del domini .com .</text:span></text:p>
      <text:p text:style-name="P8"/>
      <text:p text:style-name="P8">7e) Ha resolt 3 adreçes. Els noms canonic son: </text:p>
      <text:p text:style-name="P8"/>
      <text:p text:style-name="P8">www.microsoft.com → www.microsoft.com-c-c3.edgekey.net</text:p>
      <text:p text:style-name="P8"/>
      <text:p text:style-name="P8">www.microsoft.com → www.microsoft.com-c-c3.edgekey.net.globalredir.akadans.net </text:p>
      <text:p text:style-name="P8"/>
      <text:p text:style-name="P8">www.microsoft.com-c-c3.edgekey.net.globalredir.akadans.net <text:s/>→</text:p>
      <text:p text:style-name="P8">e13678.dspb.akamaiedge.net </text:p>
      <text:p text:style-name="P8"/>
      <text:p text:style-name="P9">9)<text:span text:style-name="T7">Amb el set norecurse inhabilitem el host poder fer DNS querrys a altres servidos. Al ferho, apareix com abans, pero solament perque sha guardat la IP en el mateix ordinador.</text:span></text:p>
      <text:p text:style-name="P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e405" officeooo:paragraph-rsid="000be4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eo Arriola Meikle g3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9T18:52:39.469018856</meta:creation-date>
    <dc:date>2020-05-20T10:31:02.400374863</dc:date>
    <meta:editing-duration>PT2M11S</meta:editing-duration>
    <meta:editing-cycles>3</meta:editing-cycles>
    <meta:generator>LibreOffice/6.3.5.2$Linux_X86_64 LibreOffice_project/dd0751754f11728f69b42ee2af66670068624673</meta:generator>
    <meta:document-statistic meta:table-count="0" meta:image-count="0" meta:object-count="0" meta:page-count="2" meta:paragraph-count="18" meta:word-count="204" meta:character-count="1370" meta:non-whitespace-character-count="1180"/>
  </office:meta>
</office:document-meta>
</file>